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Verdana1"/>
    </style:style>
    <style:style style:name="T3" style:family="text">
      <style:text-properties style:font-name="Verdana1" fo:font-weight="bold"/>
    </style:style>
    <style:style style:name="T4" style:family="text">
      <style:text-properties style:font-name="Verdana1" fo:font-weight="bold" style:font-weight-asian="bold" style:font-weight-complex="bold"/>
    </style:style>
    <style:style style:name="T5" style:family="text">
      <style:text-properties style:font-name="Verdana1" fo:font-size="14pt" style:text-underline-style="solid" style:text-underline-width="auto" style:text-underline-color="font-color" fo:font-weight="bold"/>
    </style:style>
    <style:style style:name="T6" style:family="text">
      <style:text-properties style:font-name="Verdana1" fo:font-size="14pt" fo:font-weight="bold"/>
    </style:style>
    <style:style style:name="T7" style:family="text">
      <style:text-properties style:font-name="Verdana1" style:text-underline-style="solid" style:text-underline-width="auto" style:text-underline-color="font-color" fo:font-weight="bold"/>
    </style:style>
    <style:style style:name="T8" style:family="text">
      <style:text-properties fo:color="#000080" style:font-name="Verdana1" fo:font-weight="bold"/>
    </style:style>
    <style:style style:name="T9" style:family="text">
      <style:text-properties fo:color="#800080" style:font-name="Verdan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Pork Chops and Pintos</text:span><text:line-break/><text:line-break/>Chops:<text:line-break/>6 pork chops<text:line-break/>1 ½ t. cumin<text:line-break/>¾ t. garlic powder<text:line-break/>¼ t. red pepper flakes, a generous ¼ t if you like it spicy<text:line-break/>½ t. salt<text:line-break/><text:line-break/>Pintos:<text:line-break/>3 cups cooked pinto beans<text:line-break/>1 ½ t. cumin<text:line-break/>¾ c. salsa <text:line-break/>1/3 c. bbq sauce, <text:line-break/>1 small onion, chopped <text:line-break/><text:line-break/>In a small bowl mix cumin, garlic, red pepper flakes and salt. Sprinkle and rub this over both sides of pork chops. Spray a broiler pan with non-stick spray and place chops on pan. Broil chops about 6 inches or so from heat for about 5 minutes each side<text:line-break/><text:line-break/>While chops are broiling prepare pintos. Combine all ingredients in a saucepan and bring to a boil. Reduce the heat and simmer about 8 minutes or until onion is soft, do not cover the pan. Stir every now and again. Serve pork chops with pintos on the side. YUM!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3:27.02</meta:creation-date>
    <dc:date>2017-05-06T16:22:17.79</dc:date>
    <dc:creator>Crystal Miller</dc:creator>
    <meta:editing-duration>PT11H37M29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" meta:word-count="152" meta:character-count="766"/>
  </office:meta>
</office:document-meta>
</file>